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C40000057FAC3DFF2A6D7700C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Noto Sans Devanagari1" svg:font-family="'Noto Sans Devanagari'" style:font-family-generic="swiss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3" svg:font-family="'Noto Sans Devanagari'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Noto Sans Devanagari" svg:font-family="'Noto Sans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Noto Sans Devanagari2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hasadith" fo:font-size="18pt" fo:letter-spacing="normal" fo:font-style="normal" style:text-underline-style="none" fo:font-weight="bold" style:font-name-asian="Thasadith" style:font-size-asian="18pt" style:font-style-asian="normal" style:font-weight-asian="bold" style:font-name-complex="Thasadith" style:font-size-complex="18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unito" fo:font-size="12pt" fo:letter-spacing="normal" fo:font-style="normal" fo:text-shadow="none" style:text-underline-style="none" fo:font-weight="normal" style:letter-kerning="true" fo:background-color="transparent" style:font-name-asian="Nunito" style:font-size-asian="12pt" style:font-style-asian="normal" style:font-weight-asian="normal" style:font-name-complex="Nunit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Courier New" fo:font-size="11pt" fo:letter-spacing="normal" fo:font-style="normal" fo:text-shadow="none" style:text-underline-style="none" fo:font-weight="normal" style:letter-kerning="true" fo:background-color="transparent" style:font-name-asian="Courier New" style:font-size-asian="11pt" style:font-style-asian="normal" style:font-weight-asian="normal" style:font-name-complex="Courier New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unito" fo:font-size="11pt" fo:letter-spacing="normal" fo:font-style="normal" fo:text-shadow="none" style:text-underline-style="none" fo:font-weight="normal" style:letter-kerning="true" fo:background-color="transparent" style:font-name-asian="Nunito" style:font-size-asian="11pt" style:font-style-asian="normal" style:font-weight-asian="normal" style:font-name-complex="Nunito" style:font-size-complex="1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Nunito" fo:font-size="12pt" fo:letter-spacing="normal" fo:font-style="normal" fo:text-shadow="none" style:text-underline-style="none" fo:font-weight="normal" style:letter-kerning="true" fo:background-color="transparent" style:font-name-asian="Nunito" style:font-size-asian="12pt" style:font-style-asian="normal" style:font-weight-asian="normal" style:font-name-complex="Nunito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omework: Linux. Basic command line skills" draw:style-name="dp1" draw:master-page-name="TITLE_5f_AND_5f_BODY" presentation:presentation-page-layout-name="AL1T1">
        <draw:frame draw:name="Google Shape;182;p42" presentation:style-name="pr1" draw:text-style-name="P2" draw:layer="layout" svg:width="21.399cm" svg:height="1.59cm" svg:x="2cm" svg:y="1.236cm" presentation:class="title" presentation:user-transformed="true">
          <draw:text-box>
            <text:p text:style-name="P1"><text:span text:style-name="T1">Homework: Linux. Package management</text:span></text:p>
          </draw:text-box>
        </draw:frame>
        <draw:frame draw:name="Google Shape;183;p42" presentation:style-name="pr2" draw:text-style-name="P3" draw:layer="layout" svg:width="22.86cm" svg:height="10.509cm" svg:x="1.27cm" svg:y="2.826cm" presentation:class="outline" presentation:user-transformed="true">
          <draw:text-box>
            <text:p text:style-name="P1"><text:span text:style-name="T2">1. Find the list of repositories set up on your system.</text:span></text:p>
            <text:p text:style-name="P1"><text:span text:style-name="T2"/></text:p>
            <text:p text:style-name="P1"><text:span text:style-name="T3">[testvmadmin@testvm ~]$ dnf repolist</text:span></text:p>
            <text:p text:style-name="P1"><text:span text:style-name="T3">repo id <text:s text:c="54"/>repo name</text:span></text:p>
            <text:p text:style-name="P1"><text:span text:style-name="T3">appstream <text:s text:c="52"/>CentOS Stream 8 - AppStream</text:span></text:p>
            <text:p text:style-name="P1"><text:span text:style-name="T3">baseos <text:s text:c="55"/>CentOS Stream 8 - BaseOS</text:span></text:p>
            <text:p text:style-name="P1"><text:span text:style-name="T3">elrepo <text:s text:c="55"/>ELRepo.org Community Enterprise Linux Repository - el8</text:span></text:p>
            <text:p text:style-name="P1"><text:span text:style-name="T3">elrepo-kernel <text:s text:c="48"/>ELRepo.org Community Enterprise Linux Kernel Repository - el8</text:span></text:p>
            <text:p text:style-name="P1"><text:span text:style-name="T3">epel <text:s text:c="57"/>Extra Packages for Enterprise Linux 8 - x86_64</text:span></text:p>
            <text:p text:style-name="P1"><text:span text:style-name="T3">epel-modular <text:s text:c="49"/>Extra Packages for Enterprise Linux Modular 8 - x86_64</text:span></text:p>
            <text:p text:style-name="P1"><text:span text:style-name="T3">epel-next <text:s text:c="52"/>Extra Packages for Enterprise Linux 8 - Next - x86_64</text:span></text:p>
            <text:p text:style-name="P1"><text:span text:style-name="T3">extras</text:span></text:p>
            <text:p text:style-name="P1"><text:span text:style-name="T4"/></text:p>
            <text:p text:style-name="P1"><text:span text:style-name="T4"/></text:p>
            <text:p text:style-name="P1"><text:span text:style-name="T3"/></text:p>
            <text:p text:style-name="P1"><text:span text:style-name="T3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name="Google Shape;179;gf91fd2b78c_0_135:notes" draw:style-name="gr1" draw:layer="layout" svg:width="16.932cm" svg:height="9.524cm" svg:x="1.059cm" svg:y="1.905cm" draw:page-number="1" presentation:class="page"/>
          <draw:frame draw:name="Google Shape;180;gf91fd2b78c_0_135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1T1">
        <draw:frame draw:name="Google Shape;183;p42_0" presentation:style-name="pr2" draw:text-style-name="P3" draw:layer="layout" svg:width="21.399cm" svg:height="12.065cm" svg:x="2cm" svg:y="1.27cm" presentation:class="outline" presentation:user-transformed="true">
          <draw:text-box>
            <text:p text:style-name="P1"><text:span text:style-name="T2">2. Add the official Nginx repository and install Nginx.</text:span></text:p>
            <text:p text:style-name="P1"><text:span text:style-name="T2"/></text:p>
            <text:p text:style-name="P1"><text:span text:style-name="T2">Added repository /etc/yum.repos.d/nginx.repo:</text:span></text:p>
            <text:p text:style-name="P1"/>
            <text:p text:style-name="P1"><text:span text:style-name="T5">[nginx-stable]</text:span></text:p>
            <text:p text:style-name="P1"><text:span text:style-name="T5">name=nginx stable repo</text:span></text:p>
            <text:p text:style-name="P1"><text:span text:style-name="T5">baseurl=http://nginx.org/packages/centos/$releasever/$basearch/</text:span></text:p>
            <text:p text:style-name="P1"><text:span text:style-name="T5">gpgcheck=1</text:span></text:p>
            <text:p text:style-name="P1"><text:span text:style-name="T5">enabled=1</text:span></text:p>
            <text:p text:style-name="P1"><text:span text:style-name="T5">gpgkey=https://nginx.org/keys/nginx_signing.key</text:span></text:p>
            <text:p text:style-name="P1"><text:span text:style-name="T5">module_hotfixes=true</text:span></text:p>
            <text:p text:style-name="P1"><text:span text:style-name="T5"/></text:p>
            <text:p text:style-name="P1"><text:span text:style-name="T5">[nginx-mainline]</text:span></text:p>
            <text:p text:style-name="P1"><text:span text:style-name="T5">name=nginx mainline repo</text:span></text:p>
            <text:p text:style-name="P1"><text:span text:style-name="T5">baseurl=http://nginx.org/packages/mainline/centos/$releasever/$basearch/</text:span></text:p>
            <text:p text:style-name="P1"><text:span text:style-name="T5">gpgcheck=1</text:span></text:p>
            <text:p text:style-name="P1"><text:span text:style-name="T5">enabled=0</text:span></text:p>
            <text:p text:style-name="P1"><text:span text:style-name="T5">gpgkey=https://nginx.org/keys/nginx_signing.key</text:span></text:p>
            <text:p text:style-name="P1"><text:span text:style-name="T5">module_hotfixes=true</text:span></text:p>
            <text:p text:style-name="P1"><text:span text:style-name="T5"/></text:p>
            <text:p text:style-name="P1"><text:span text:style-name="T3">[testvmadmin@testvm ~]$ </text:span><text:span text:style-name="T5">sudo dnf -y install nginx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2"/></text:p>
            <text:p text:style-name="P1"><text:span text:style-name="T2"/></text:p>
          </draw:text-box>
        </draw:frame>
        <presentation:notes draw:style-name="dp3">
          <draw:page-thumbnail draw:name="Google Shape;179;gf91fd2b78c_0_0" draw:style-name="gr1" draw:layer="layout" svg:width="16.932cm" svg:height="9.524cm" svg:x="1.059cm" svg:y="1.905cm" draw:page-number="2" presentation:class="page"/>
          <draw:frame draw:name="Google Shape;180;gf91fd2b78c_0_0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frame draw:name="Google Shape;183;p42_1" presentation:style-name="pr2" draw:text-style-name="P3" draw:layer="layout" svg:width="21.399cm" svg:height="12.065cm" svg:x="2cm" svg:y="1.27cm" presentation:class="outline" presentation:user-transformed="true">
          <draw:text-box>
            <text:p text:style-name="P1"><text:span text:style-name="T2">3. Add the official MySQL Community repository and install the MySQL server package.</text:span></text:p>
            <text:p text:style-name="P1"><text:span text:style-name="T2"/></text:p>
            <text:p text:style-name="P1"><text:span text:style-name="T5">[testvmadmin@testvm ~]$ sudo dnf -y install @mysql</text:span></text:p>
            <text:p text:style-name="P1"/>
            <text:p text:style-name="P1"><text:span text:style-name="T2">4. Set nginx and mysql-server to run on boot, check service status after rebooting the system.</text:span></text:p>
            <text:p text:style-name="P1"><text:span text:style-name="T2"/></text:p>
            <text:p text:style-name="P1"><text:span text:style-name="T5">[testvmadmin@testvm ~]$ sudo systemctl enable nginx </text:span></text:p>
            <text:p text:style-name="P1"><text:span text:style-name="T5">Created symlink /etc/systemd/system/multi-user.target.wants/nginx.service → /usr/lib/systemd/system/nginx.service.</text:span></text:p>
            <text:p text:style-name="P1"><text:span text:style-name="T5">[testvmadmin@testvm ~]$ sudo systemctl enable mysqld</text:span></text:p>
            <text:p text:style-name="P1"><text:span text:style-name="T5">Created symlink /etc/systemd/system/multi-user.target.wants/mysqld.service → /usr/lib/systemd/system/mysqld.service.</text:span></text:p>
            <text:p text:style-name="P1"><text:span text:style-name="T5">[testvmadmin@testvm ~]$ sudo reboot</text:span></text:p>
            <text:p text:style-name="P1"><text:span text:style-name="T5">[testvmadmin@testvm ~]$ sudo systemctl status nginx|grep Act</text:span></text:p>
            <text:p text:style-name="P1"><text:span text:style-name="T5"><text:s text:c="3"/></text:span><text:span text:style-name="T5">Active: active (running) since Sat 2021-10-16 21:06:45 MSK; 4min 0s ag</text:span></text:p>
            <text:p text:style-name="P1"><text:span text:style-name="T5">[testvmadmin@testvm ~]$ sudo systemctl status mysqld|grep Act</text:span></text:p>
            <text:p text:style-name="P1"><text:span text:style-name="T5"><text:s text:c="3"/></text:span><text:span text:style-name="T5">Active: activating (start-pre) since Sat 2021-10-16 21:06:40 MSK; 4min 34s ago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2"/></text:p>
            <text:p text:style-name="P1"><text:span text:style-name="T2"/></text:p>
          </draw:text-box>
        </draw:frame>
        <presentation:notes draw:style-name="dp3">
          <draw:page-thumbnail draw:name="Google Shape;179;gf91fd2b78c_0_1" draw:style-name="gr1" draw:layer="layout" svg:width="16.932cm" svg:height="9.524cm" svg:x="1.059cm" svg:y="1.905cm" draw:page-number="3" presentation:class="page"/>
          <draw:frame draw:name="Google Shape;180;gf91fd2b78c_0_1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1T1">
        <draw:frame draw:name="Google Shape;183;p42_2" presentation:style-name="pr2" draw:text-style-name="P3" draw:layer="layout" svg:width="21.399cm" svg:height="12.065cm" svg:x="2cm" svg:y="1.27cm" presentation:class="outline" presentation:user-transformed="true">
          <draw:text-box>
            <text:p text:style-name="P1"><text:span text:style-name="T2">5. Read nginx and mysql-server startup messages with journalct</text:span></text:p>
            <text:p text:style-name="P1"><text:span text:style-name="T5"/></text:p>
            <text:p text:style-name="P1"><text:span text:style-name="T5">[testvmadmin@testvm ~]$ journalctl -n100|grep nginx</text:span></text:p>
            <text:p text:style-name="P1"><text:span text:style-name="T5">Oct 16 21:06:45 testvm systemd[1]: Starting nginx - high performance web server...</text:span></text:p>
            <text:p text:style-name="P1"><text:span text:style-name="T5">Oct 16 21:06:45 testvm systemd[1]: Started nginx - high performance web server.</text:span></text:p>
            <text:p text:style-name="P1"><text:span text:style-name="T5">[testvmadmin@testvm ~]$ journalctl -xe|grep mysqld</text:span></text:p>
            <text:p text:style-name="P1"><text:span text:style-name="T5">-- Subject: Unit mysqld.service has begun start-up</text:span></text:p>
            <text:p text:style-name="P1"><text:span text:style-name="T5">-- Unit mysqld.service has begun starting up.</text:span></text:p>
            <text:p text:style-name="P1"><text:span text:style-name="T5">Oct 16 21:16:28 testvm mysql-check-upgrade[1220]: <text:s text:c="2"/>2. Start the database daemon using </text:span><text:span text:style-name="T5">'service mysqld start'</text:span></text:p>
            <text:p text:style-name="P1"><text:span text:style-name="T5">-- Subject: Unit mysqld.service has finished start-up</text:span></text:p>
            <text:p text:style-name="P1"><text:span text:style-name="T5">-- Unit mysqld.service has finished starting up. 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2"/></text:p>
            <text:p text:style-name="P1"><text:span text:style-name="T2"/></text:p>
          </draw:text-box>
        </draw:frame>
        <presentation:notes draw:style-name="dp3">
          <draw:page-thumbnail draw:name="Google Shape;179;gf91fd2b78c_0_2" draw:style-name="gr1" draw:layer="layout" svg:width="16.932cm" svg:height="9.524cm" svg:x="1.059cm" svg:y="1.905cm" draw:page-number="4" presentation:class="page"/>
          <draw:frame draw:name="Google Shape;180;gf91fd2b78c_0_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Noto Sans Devanagari1" svg:font-family="'Noto Sans Devanagari'" style:font-family-generic="swiss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3" svg:font-family="'Noto Sans Devanagari'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Noto Sans Devanagari" svg:font-family="'Noto Sans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Noto Sans Devanagari2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9C40000057FAC3DFF2A6D7700C8.jpg" xlink:type="simple" xlink:show="embed" xlink:actuate="onLoad"/>
    <draw:fill-image draw:name="msFillBitmap_20_2" draw:display-name="msFillBitmap 2" xlink:href="Pictures/10000000000009C40000057FAC3DFF2A6D7700C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Noto Sans Devanagari3" style:font-family-complex="'Noto Sans Devanagari'" style:font-pitch-complex="variable" style:font-size-complex="12pt" style:language-complex="hi" style:country-complex="IN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 style:font-name-complex="Liberation Mono2" style:font-family-complex="'Liberation Mono', 'Courier New'" style:font-family-generic-complex="modern" style:font-pitch-complex="fixed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name-complex="Liberation Mono2" style:font-family-complex="'Liberation Mono', 'Courier New'" style:font-family-generic-complex="modern" style:font-pitch-complex="fixed" style:font-size-complex="10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roid Sans Fallback1" style:font-family-asian="'Droid Sans Fallback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61;p16" presentation:style-name="TITLE_5f_AND_5f_BODY-title" draw:layer="backgroundobjects" svg:width="21.399cm" svg:height="1.59cm" svg:x="2cm" svg:y="1.236cm" presentation:class="title" presentation:placeholder="true" presentation:user-transformed="true">
        <draw:text-box/>
      </draw:frame>
      <draw:frame draw:name="Google Shape;62;p16" presentation:style-name="TITLE_5f_AND_5f_BODY-outline1" draw:layer="backgroundobjects" svg:width="21.399cm" svg:height="9.489cm" svg:x="2cm" svg:y="3.201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.0$Linux_X86_64 LibreOffice_project/10$Build-2</meta:generator>
    <dc:date>2021-10-16T21:21:20.785207939</dc:date>
    <meta:editing-duration>PT2H25M37S</meta:editing-duration>
    <meta:editing-cycles>20</meta:editing-cycles>
    <meta:document-statistic meta:object-count="40"/>
  </office:meta>
</office:document-meta>
</file>